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55645E49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subtitle">
      <style:graphic-properties draw:fill-color="#ffffff" draw:auto-grow-height="true" fo:min-height="14.734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/>
    </style:style>
    <style:style style:name="P3" style:family="paragraph">
      <style:text-properties fo:font-size="29.3999996185303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 8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ePortfolio – Java 8</text:p>
            <text:p>am</text:p>
            <text:p>08.06.1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Gliederung</text:p>
          </draw:text-box>
        </draw:frame>
        <draw:frame presentation:style-name="pr5" draw:text-style-name="P1" draw:layer="layout" svg:width="25.2cm" svg:height="14.734cm" svg:x="1.4cm" svg:y="5.066cm" presentation:class="subtitle" presentation:user-transformed="true">
          <draw:text-box>
            <text:list text:style-name="L1">
              <text:list-item>
                <text:p text:style-name="P1">Interface Default Methoden</text:p>
              </text:list-item>
              <text:list-item>
                <text:p text:style-name="P1">StampedLocks</text:p>
              </text:list-item>
              <text:list-item>
                <text:p text:style-name="P1">Optional&lt;&gt;</text:p>
              </text:list-item>
              <text:list-item>
                <text:p text:style-name="P1">Overflow</text:p>
              </text:list-item>
              <text:list-item>
                <text:p text:style-name="P1">Date/Time API</text:p>
              </text:list-item>
              <text:list-item>
                <text:p text:style-name="P1">Lambdas</text:p>
              </text:list-item>
              <text:list-item>
                <text:p text:style-name="P1">Streams</text:p>
              </text:list-item>
              <text:list-item>
                <text:p text:style-name="P1">Anderes</text:p>
              </text:list-item>
              <text:list-item>
                <text:p text:style-name="P1">Live-Co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Interface Default Methode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Bis Java 7 konnten Interfaces keine Implementierungen enthalten</text:p>
              </text:list-item>
              <text:list-item>
                <text:p>Beim Ändern eines Interfaces mussten deshalb alle Implementierungen angepasst werden</text:p>
              </text:list-item>
              <text:list-item>
                <text:p>Ab Java 8 können Interfaces Implementierungen enthalten</text:p>
              </text:list-item>
              <text:list-item>
                <text:p>Diese werden mit dem Schlüsselwort 'default' gekennzeichn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list text:style-name="L1">
              <text:list-item>
                <text:p text:style-name="P2">StampedLocks</text:p>
              </text:list-item>
            </text:list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Bei Multithreading ist synchronisierung wichtig</text:p>
              </text:list-item>
              <text:list-item>
                <text:p>Deshalb gibt es volatile und synchronized</text:p>
              </text:list-item>
              <text:list-item>
                <text:p>Problem: Lesen sperrt 'pessimistisch' und exklusiv</text:p>
              </text:list-item>
              <text:list-item>
                <text:p>Verbesserung: ReadWriteLock: Lesen sperrt nur noch pessimistisch, nicht mehr exklusiv</text:p>
              </text:list-item>
              <text:list-item>
                <text:p>Lösung: StampedLock: Lesen ist auch optimistisch möglich.</text:p>
              </text:list-item>
              <text:list-item>
                <text:p>Validate(stamp)-Funktion vorhand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ptional &lt;&gt;</text:p>
          </draw:text-box>
        </draw:frame>
        <draw:frame presentation:style-name="pr6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Neue Klasse seit Java 8</text:p>
              </text:list-item>
              <text:list-item>
                <text:p>Kann verwendet werden um NullPointerExceptions zu verhindern</text:p>
              </text:list-item>
              <text:list-item>
                <text:p>Methode gibt Optional&lt;T&gt; zurück</text:p>
              </text:list-item>
              <text:list-item>
                <text:p>isPresent() to check if not empty</text:p>
              </text:list-item>
              <text:list-item>
                <text:p>Get() throws NoSuchElementException → Sinnlos</text:p>
              </text:list-item>
              <text:list-item>
                <text:p>ifPresent(Consumer&lt;T&gt;) to invoke Comsumer if Optional is not empty</text:p>
              </text:list-item>
              <text:list-item>
                <text:p>orElse(T other) return value if Present, otherwise return other</text:p>
              </text:list-item>
              <text:list-item>
                <text:p>orElseGet(Supplier) return value if Present, otherwise invoke Supplier and return the resul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verflow handlin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Beim Addieren von 2 Zahlen kann ein Overflow auftreten</text:p>
              </text:list-item>
              <text:list-item>
                <text:p>Dies tritt auf, wenn die Summe o.ä. größer als der Maximalwert der Zielvariable ist.</text:p>
              </text:list-item>
              <text:list-item>
                <text:p>Bsp.: byte x = 120 + 10 → x == -126</text:p>
              </text:list-item>
              <text:list-item>
                <text:p>Bisher musste deshalb überprüft werden ob ein Overflow statt findet</text:p>
              </text:list-item>
              <text:list-item>
                <text:p>Seit Java 8 gibt es neue Funktionen in java.lang.Math</text:p>
              </text:list-item>
              <text:list-item>
                <text:p><text:s/>Math.addExact(x,y) throws ArithmeticException</text:p>
              </text:list-item>
              <text:list-item>
                <text:p>Leider nur für int und long verfügb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list text:style-name="L1">
              <text:list-item>
                <text:p text:style-name="P2">Date/Time API</text:p>
              </text:list-item>
            </text:list>
          </draw:text-box>
        </draw:frame>
        <draw:frame presentation:style-name="pr6" draw:layer="layout" svg:width="25.2cm" svg:height="14.534cm" svg:x="1.4cm" svg:y="5.066cm" presentation:class="outline" presentation:user-transformed="true">
          <draw:text-box>
            <text:list text:style-name="L2">
              <text:list-item>
                <text:p>Das alte API hatte viele Probleme</text:p>
              </text:list-item>
              <text:list-item>
                <text:p><text:span text:style-name="T1">z.B. der 32. Januar 2015 (32.0.115) ist gleich dem 1. Februar 2015 (1.1.115)</text:span></text:p>
              </text:list-item>
              <text:list-item>
                <text:p><text:span text:style-name="T1">Deshalb nutzen viele das externe Joda-Time-API</text:span></text:p>
              </text:list-item>
              <text:list-item>
                <text:p><text:span text:style-name="T1">Neues API in package java.time</text:span></text:p>
              </text:list-item>
              <text:list-item>
                <text:p><text:span text:style-name="T1">Hauptentwickler von Joda-Time hat auch an der neuen API gearbeitet</text:span></text:p>
              </text:list-item>
              <text:list-item>
                <text:p><text:span text:style-name="T1">Jetzt auch Zeitzonen und Sommer-/Winterzei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ambda-Ausdrück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Bei vorhandenem Interface muss bisher eine anonyme Klasse angelegt werden.</text:p>
              </text:list-item>
              <text:list-item>
                <text:p>Seit Java 8 geht das einfacher</text:p>
              </text:list-item>
              <text:list-item>
                <text:p>Vorraussetzung: Das Interface hat nur eine einzige Methode (= funktionales Interface)</text:p>
              </text:list-item>
              <text:list-item>
                <text:p>(a,b) →a.methode(b)</text:p>
              </text:list-item>
              <text:list-item>
                <text:p>Klasse::method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Stream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Kette von Operationen/Funktionen, die (meist) auf eine Collection ausgeführt werden</text:p>
              </text:list-item>
              <text:list-item>
                <text:p>Einfache Möglichkeit auch parrallel zu arbeiten:</text:p>
                <text:list>
                  <text:list-header>
                    <text:p>statt stream() einfach parrallelStream()</text:p>
                  </text:list-header>
                </text:list>
              </text:list-item>
              <text:list-item>
                <text:p>Auch Reihen aus primitiven Datentypen möglich z.B. IntStream.range(1,5)</text:p>
              </text:list-item>
              <text:list-item>
                <text:p>Methoden wie filter() und sorted() sowie forEach() vorhand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Anderes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Es gibt außerdem auch noch deutliche Veränderungen z.B. bei Java FX</text:p>
              </text:list-item>
              <text:list-item>
                <text:p>Es gibt nun Thread.isAlive() and .destroyForcibly()</text:p>
              </text:list-item>
              <text:list-item>
                <text:p>Threadsafe Counter class LongAdder</text:p>
              </text:list-item>
              <text:list-item>
                <text:p>Files Object hat neue Methoden z.B. list, walk, find und lines zum Arbeiten mit Dateien und Streams</text:p>
              </text:list-item>
              <text:list-item>
                <text:p>SecureRandom.getInstanceStrong() sucht sich einen starken Algorithmu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ve-Coding</text:p>
          </draw:text-box>
        </draw:frame>
        <draw:frame presentation:style-name="pr6" draw:layer="layout" svg:width="25.2cm" svg:height="14.134cm" svg:x="1.4cm" svg:y="5.066cm" presentation:class="outline" presentation:user-transformed="true">
          <draw:text-box>
            <text:list text:style-name="L2">
              <text:list-header>
                <text:p><text:span text:style-name="T2">Welches Thema interessiert euch?</text:span></text:p>
              </text:list-header>
              <text:list-item>
                <text:p text:style-name="P1">Interface Default Methoden</text:p>
              </text:list-item>
              <text:list-item>
                <text:p text:style-name="P1">StampedLocks</text:p>
              </text:list-item>
              <text:list-item>
                <text:p text:style-name="P1">Optional&lt;&gt;</text:p>
              </text:list-item>
              <text:list-item>
                <text:p text:style-name="P1">Overflow</text:p>
              </text:list-item>
              <text:list-item>
                <text:p text:style-name="P1">Lambdas</text:p>
              </text:list-item>
              <text:list-item>
                <text:p text:style-name="P1">Strea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anke</text:p>
          </draw:text-box>
        </draw:frame>
        <draw:frame presentation:style-name="pr6" draw:layer="layout" svg:width="25.2cm" svg:height="12.179cm" svg:x="6.4cm" svg:y="9.821cm" presentation:class="outline" presentation:user-transformed="true">
          <draw:text-box>
            <text:list text:style-name="L2">
              <text:list-header>
                <text:p>Für eure Aufmerksamke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line-height="150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Überschrift_20_1" style:display-name="Überschrift 1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2pt" fo:font-weight="bold" style:letter-kerning="true" style:font-weight-asian="bold" style:font-weight-complex="bold"/>
    </style:style>
    <style:style style:name="Überschrift_20_2" style:display-name="Überschrift 2" style:family="graphic">
      <style:paragraph-properties fo:margin-top="0cm" fo:margin-bottom="0.684cm" fo:text-align="start" style:text-autospace="none" style:writing-mode="lr-tb"/>
      <style:text-properties style:font-name="Arial" fo:font-family="Arial" style:font-family-generic="roman" style:font-pitch="variable" fo:font-size="11pt" fo:font-weight="bold" style:font-weight-asian="bold" style:font-weight-complex="bold"/>
    </style:style>
    <style:style style:name="Überschrift_20_3" style:display-name="Überschrift 3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Überschrift_20_4" style:display-name="Überschrift 4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Überschrift_20_5" style:display-name="Überschrift 5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Überschrift_20_6" style:display-name="Überschrift 6" style:family="graphic">
      <style:paragraph-properties fo:margin-top="0.746cm" fo:margin-bottom="0.187cm" fo:text-align="start" style:text-autospace="none" style:writing-mode="lr-tb"/>
      <style:text-properties style:font-name="Times" fo:font-family="Times, 'Times New Roman'" style:font-family-generic="roman" style:font-pitch="variable" fo:font-size="11pt" fo:font-weight="bold" style:font-weight-asian="bold" style:font-weight-complex="bold"/>
    </style:style>
    <style:style style:name="Überschrift_20_7" style:display-name="Überschrift 7" style:family="graphic">
      <style:paragraph-properties fo:margin-top="0.746cm" fo:margin-bottom="0.187cm" fo:text-align="start" style:text-autospace="none" style:writing-mode="lr-tb"/>
      <style:text-properties style:font-name="Times" fo:font-family="Times, 'Times New Roman'" style:font-family-generic="roman" style:font-pitch="variable" fo:font-size="12pt"/>
    </style:style>
    <style:style style:name="Überschrift_20_8" style:display-name="Überschrift 8" style:family="graphic">
      <style:paragraph-properties fo:margin-top="0.746cm" fo:margin-bottom="0.187cm" fo:text-align="start" style:text-autospace="none" style:writing-mode="lr-tb"/>
      <style:text-properties style:font-name="Times" fo:font-family="Times, 'Times New Roman'" style:font-family-generic="roman" style:font-pitch="variable" fo:font-size="12pt" fo:font-style="italic" style:font-style-asian="italic" style:font-style-complex="italic"/>
    </style:style>
    <style:style style:name="Überschrift_20_9" style:display-name="Überschrift 9" style:family="graphic">
      <style:paragraph-properties fo:margin-top="0.746cm" fo:margin-bottom="0.187cm" fo:text-align="start" style:text-autospace="none" style:writing-mode="lr-tb"/>
      <style:text-properties style:font-name="Helvetica" fo:font-family="Helvetica, Arial" style:font-family-generic="roman" style:font-pitch="variable" fo:font-size="11pt"/>
    </style:style>
    <style:style style:name="Nummerierungszeichen" style:family="graphic">
      <style:paragraph-properties style:text-autospace="none"/>
    </style:style>
    <style:style style:name="Verzeichnissprung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Arial2" style:font-family-asian="Arial" style:font-family-generic-asian="swis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alibri2" style:font-family-asian="Calibri" style:font-family-generic-asian="swiss" style:font-pitch-asian="variable"/>
    </style:style>
    <style:style style:name="ListLabel_20_2" style:display-name="ListLabel 2" style:family="graphic">
      <style:paragraph-properties style:text-autospace="none"/>
      <style:text-properties fo:color="#00428a"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color="#00428a"/>
    </style:style>
    <style:style style:name="Überschrift_20_1_20_Zchn" style:display-name="Überschrift 1 Zchn" style:family="graphic">
      <style:paragraph-properties style:text-autospace="none"/>
      <style:text-properties style:font-name="Arial" fo:font-family="Arial" style:font-family-generic="roman" style:font-pitch="variable" fo:font-size="12pt" fo:font-weight="bold" style:letter-kerning="true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Endnotentext_20_Zchn" style:display-name="Endnotentext Zchn" style:family="graphic">
      <style:paragraph-properties style:text-autospace="none"/>
      <style:text-properties style:font-name="Arial" fo:font-family="Arial" style:font-family-generic="roman" style:font-pitch="variable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note_20_reference" style:display-name="footnote reference" style:family="graphic">
      <style:paragraph-properties style:text-autospace="none"/>
      <style:text-properties style:text-position="11% 58%" style:font-name="Arial" fo:font-family="Arial" style:font-family-generic="roman" style:font-pitch="variable" fo:font-size="10pt"/>
    </style:style>
    <style:style style:name="Fußnotentext_20_Zchn" style:display-name="Fußnotentext Zchn" style:family="graphic">
      <style:paragraph-properties style:text-autospace="none"/>
      <style:text-properties style:font-name="Arial" fo:font-family="Arial" style:font-family-generic="roman" style:font-pitch="variable"/>
    </style:style>
    <style:style style:name="Kommentarthema_20_Zchn" style:display-name="Kommentarthema Zchn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weight-complex="bold"/>
    </style:style>
    <style:style style:name="Kommentartext_20_Zchn" style:display-name="Kommentartext Zchn" style:family="graphic">
      <style:paragraph-properties style:text-autospace="none"/>
      <style:text-properties style:font-name="Arial" fo:font-family="Arial" style:font-family-generic="roman" style:font-pitch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mdname" style:family="graphic">
      <style:paragraph-properties style:text-autospace="none"/>
    </style:style>
    <style:style style:name="PTabelle_20_Zchn" style:display-name="PTabelle Zchn" style:family="graphic">
      <style:paragraph-properties style:text-autospace="none"/>
      <style:text-properties style:font-name="Arial" fo:font-family="Arial" style:font-family-generic="roman" style:font-pitch="variable" fo:font-size="9pt" fo:language="de" fo:country="DE" fo:font-weight="bold" style:font-size-asian="9pt" style:language-asian="ar" style:country-asian="SA" style:font-weight-asian="bold" style:font-size-complex="9pt" style:language-complex="ar" style:country-complex="SA" style:font-weight-complex="bold"/>
    </style:style>
    <style:style style:name="Token" style:family="graphic">
      <style:paragraph-properties style:text-autospace="none"/>
      <style:text-properties fo:color="#ff0000" style:font-name="Courier New" fo:font-family="'Courier New'" style:font-family-generic="roman" style:font-pitch="variable" fo:letter-spacing="0.141cm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font-name="Arial" fo:font-family="Arial" style:font-family-generic="roman" style:font-pitch="variable" fo:font-size="12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überschriften_20_weiß" style:display-name="Tabellenüberschriften weiß" style:family="graphic">
      <style:paragraph-properties style:text-autospace="none"/>
      <style:text-properties fo:color="#ffffff" style:text-line-through-style="none" style:text-line-through-type="none" style:font-name="Arial" fo:font-family="Arial" style:font-family-generic="roman" style:font-pitch="variable" fo:font-size="11pt" style:text-underline-style="none" fo:font-weight="bold" style:font-weight-asian="bold" style:font-weight-complex="bold"/>
    </style:style>
    <style:style style:name="Arial_20_Fett" style:display-name="Arial Fett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weight-asian="bold" style:font-weight-complex="bold"/>
    </style:style>
    <style:style style:name="Tabellen_20_Überschrift" style:display-name="Tabellen Überschrif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Tabellen_20_Inhalt" style:display-name="Tabellen Inhal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bliography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endnote_20_text" style:display-name="endnote text" style:family="graphic">
      <style:paragraph-properties fo:margin-top="0cm" fo:margin-bottom="0cm" fo:line-height="100%" fo:text-align="start" style:text-autospace="none" style:writing-mode="lr-tb"/>
      <style:text-properties style:font-name="Arial" fo:font-family="Arial" style:font-family-generic="roman" style:font-pitch="variable" fo:font-size="10pt"/>
    </style:style>
    <style:style style:name="footnote_20_text" style:display-name="footnote tex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0pt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font-name="Arial" fo:font-family="Arial" style:font-family-generic="roman" style:font-pitch="variable" fo:font-size="11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0pt" fo:font-weight="bold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0pt"/>
    </style:style>
    <style:style style:name="No_20_Spacing" style:display-name="No Spacing" style:family="graphic">
      <style:paragraph-properties fo:margin-top="0cm" fo:margin-bottom="0.746cm" fo:line-height="15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Tabelle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Formatvorlage_20_Abbildungsbeschriftung" style:display-name="Formatvorlage Abbildungsbeschriftung" style:family="graphic">
      <style:paragraph-properties fo:margin-top="0cm" fo:margin-bottom="0.374cm" fo:text-align="start" style:text-autospace="none" style:writing-mode="lr-tb"/>
      <style:text-properties style:font-name="Arial" fo:font-family="Arial" style:font-family-generic="roman" style:font-pitch="variable" fo:font-size="8pt" fo:font-weight="bold" style:font-weight-asian="bold" style:font-weight-complex="bold"/>
    </style:style>
    <style:style style:name="caption" style:family="graphic">
      <style:paragraph-properties fo:margin-top="0cm" fo:margin-bottom="0.374cm" fo:text-align="start" style:text-autospace="none" style:writing-mode="lr-tb"/>
      <style:text-properties style:font-name="Arial" fo:font-family="Arial" style:font-family-generic="roman" style:font-pitch="variable" fo:font-size="8pt" fo:font-weight="bold" style:font-weight-asian="bold" style:font-weight-complex="bold"/>
    </style:style>
    <style:style style:name="Projektarbeit_20_Text" style:display-name="Projektarbeit Text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 style:language-asian="en" style:country-asian="US"/>
    </style:style>
    <style:style style:name="table_20_of_20_figures" style:display-name="table of figures" style:family="graphic">
      <style:paragraph-properties fo:margin-left="1.376cm" fo:margin-right="0cm" fo:text-align="start" fo:text-indent="-1.376cm" style:text-autospace="none" style:writing-mode="lr-tb"/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Formatvorlage_20_Aufzählungen_20__2b__20_Zeilenabstand_3a__20__20_15_20_Zeilen" style:display-name="Formatvorlage Aufzählungen + Zeilenabstand:  15 Zeilen" style:family="graphic">
      <style:paragraph-properties fo:margin-left="0.529cm" fo:margin-right="0cm" fo:text-align="start" fo:text-indent="-0.529cm" style:text-autospace="none" style:writing-mode="lr-tb">
        <style:tab-stops>
          <style:tab-stop style:position="1.64cm"/>
        </style:tab-stops>
      </style:paragraph-properties>
      <style:text-properties style:font-name="Arial" fo:font-family="Arial" style:font-family-generic="roman" style:font-pitch="variable" fo:font-size="12pt"/>
    </style:style>
    <style:style style:name="Aufzählungen" style:family="graphic">
      <style:paragraph-properties fo:margin-left="0.529cm" fo:margin-right="0cm" fo:text-align="start" fo:text-indent="-0.529cm" style:text-autospace="none" style:writing-mode="lr-tb">
        <style:tab-stops>
          <style:tab-stop style:position="1.64cm"/>
        </style:tab-stops>
      </style:paragraph-properties>
      <style:text-properties style:font-name="Arial" fo:font-family="Arial" style:font-family-generic="roman" style:font-pitch="variable" fo:font-size="11pt"/>
    </style:style>
    <style:style style:name="Formatvorlage_20_Ebene_20_2_20__2b__20_Zeilenabstand_3a__20__20_15_20_Zeilen" style:display-name="Formatvorlage Ebene 2 + Zeilenabstand:  15 Zeilen" style:family="graphic">
      <style:paragraph-properties style:text-autospace="none"/>
      <style:text-properties fo:font-size="12pt" style:font-size-asian="12pt" style:font-size-complex="12pt"/>
    </style:style>
    <style:style style:name="Ebene_20_2" style:display-name="Ebene 2" style:family="graphic">
      <style:paragraph-properties fo:margin-top="0cm" fo:margin-bottom="0.746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rmatvorlage_20_Ebene_20_1_20__2b__20_Zeilenabstand_3a__20__20_15_20_Zeilen" style:display-name="Formatvorlage Ebene 1 + Zeilenabstand:  15 Zeilen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Ebene_20_1" style:display-name="Ebene 1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Formatvorlage_20_Überschrift_20_im_20_Text_20__2b__20_Zeilenabstand_3a__20__20_15_20_Zeilen" style:display-name="Formatvorlage Überschrift im Text + Zeilenabstand:  15 Zeilen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Überschrift_20_im_20_Text" style:display-name="Überschrift im Text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1pt"/>
    </style:style>
    <style:style style:name="Formatvorlage_20_Überschrift_20_5_20__2b__20_Zeilenabstand_3a__20__20_15_20_Zeilen" style:display-name="Formatvorlage Überschrift 5 + Zeilenabstand:  15 Zeilen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Formatvorlage_20_Überschrift_20_4_20__2b__20_Zeilenabstand_3a__20__20_15_20_Zeilen" style:display-name="Formatvorlage Überschrift 4 + Zeilenabstand:  15 Zeilen" style:family="graphic">
      <style:paragraph-properties fo:margin-top="0cm" fo:margin-bottom="0.81cm"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Formatvorlage_20_Überschrift_20_3_20__2b__20_Zeilenabstand_3a__20__20_15_20_Zeilen" style:display-name="Formatvorlage Überschrift 3 + Zeilenabstand:  15 Zeilen" style:family="graphic">
      <style:paragraph-properties fo:margin-top="1.494cm" fo:margin-bottom="0.746cm"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Formatvorlage_20_Überschrift_20_2_20__2b__20_Zeilenabstand_3a__20__20_15_20_Zeilen" style:display-name="Formatvorlage Überschrift 2 + Zeilenabstand:  15 Zeilen" style:family="graphic">
      <style:paragraph-properties fo:margin-top="1.494cm" fo:margin-bottom="0.746cm" fo:text-align="start" style:text-autospace="none" style:writing-mode="lr-tb"/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Formatvorlage_20_Überschrift_20_1_20__2b__20_Zeilenabstand_3a__20__20_15_20_Zeilen" style:display-name="Formatvorlage Überschrift 1 + Zeilenabstand:  15 Zeilen" style:family="graphic">
      <style:paragraph-properties fo:margin-top="1.494cm" fo:margin-bottom="0.746cm" fo:text-align="start" style:text-autospace="none" style:writing-mode="lr-tb"/>
      <style:text-properties style:font-name="Arial" fo:font-family="Arial" style:font-family-generic="roman" style:font-pitch="variable" fo:font-size="13pt" fo:font-weight="bold" style:letter-kerning="true" style:font-weight-asian="bold" style:font-weight-complex="bold"/>
    </style:style>
    <style:style style:name="Praxisbericht_20_Fließtext" style:display-name="Praxisbericht Fließtext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Inhaltsverzeichnis_20_5" style:display-name="Inhaltsverzeichnis 5" style:family="graphic">
      <style:paragraph-properties fo:margin-left="2.738cm" fo:margin-right="0cm" fo:text-align="start" fo:text-indent="0cm" style:text-autospace="none" style:writing-mode="lr-tb"/>
      <style:text-properties style:font-name="Arial" fo:font-family="Arial" style:font-family-generic="roman" style:font-pitch="variable" fo:font-size="11pt"/>
    </style:style>
    <style:style style:name="Inhaltsverzeichnis_20_4" style:display-name="Inhaltsverzeichnis 4" style:family="graphic">
      <style:paragraph-properties fo:margin-left="2.048cm" fo:margin-right="0cm" fo:text-align="start" fo:text-indent="0cm" style:text-autospace="none" style:writing-mode="lr-tb"/>
      <style:text-properties style:font-name="Arial" fo:font-family="Arial" style:font-family-generic="roman" style:font-pitch="variable" fo:font-size="12pt"/>
    </style:style>
    <style:style style:name="Inhaltsverzeichnis_20_3" style:display-name="Inhaltsverzeichnis 3" style:family="graphic">
      <style:paragraph-properties fo:margin-left="1.376cm" fo:margin-right="0cm" fo:text-align="start" fo:text-indent="0cm" style:text-autospace="none" style:writing-mode="lr-tb">
        <style:tab-stops>
          <style:tab-stop style:position="5.108cm"/>
          <style:tab-stop style:position="29.60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/>
    </style:style>
    <style:style style:name="Inhaltsverzeichnis_20_2" style:display-name="Inhaltsverzeichnis 2" style:family="graphic">
      <style:paragraph-properties fo:margin-left="0.688cm" fo:margin-right="0cm" fo:text-align="start" fo:text-indent="0cm" style:text-autospace="none" style:writing-mode="lr-tb">
        <style:tab-stops>
          <style:tab-stop style:position="3.425cm"/>
          <style:tab-stop style:position="28.914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" fo:font-family="Arial" style:font-family-generic="roman" style:font-pitch="variable" fo:font-size="11pt"/>
    </style:style>
    <style:style style:name="Hauptüberschrift_20_1" style:display-name="Hauptüberschrift 1" style:family="graphic">
      <style:paragraph-properties fo:margin-top="0cm" fo:margin-bottom="2.365cm" fo:text-align="start" style:text-autospace="none" style:writing-mode="lr-tb"/>
      <style:text-properties fo:color="#00428a" style:font-name="Arial" fo:font-family="Arial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Fußzeile" style:family="graphic">
      <style:paragraph-properties fo:margin-top="0cm" fo:margin-bottom="0.746cm" fo:line-height="100%" fo:text-align="start" style:text-autospace="none" style:writing-mode="lr-tb">
        <style:tab-stops>
          <style:tab-stop style:position="29.99cm" style:type="right"/>
        </style:tab-stops>
      </style:paragraph-properties>
      <style:text-properties style:font-name="Arial" fo:font-family="Arial" style:font-family-generic="roman" style:font-pitch="variable" fo:font-size="8pt"/>
    </style:style>
    <style:style style:name="Inhaltsverzeichnis_20_1" style:display-name="Inhaltsverzeichnis 1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2pt"/>
    </style:style>
    <style:style style:name="Ebene_20_3" style:display-name="Ebene 3" style:family="graphic">
      <style:paragraph-properties style:text-autospace="none"/>
    </style:style>
    <style:style style:name="Verzeichnis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 style:font-name-asian="Mangal2" style:font-family-asian="Mangal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font-name="Arial" fo:font-family="Arial" style:font-family-generic="roman" style:font-pitch="variable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line-height="120%" fo:text-align="start" style:text-autospace="none" style:writing-mode="lr-tb">
        <style:tab-stops>
          <style:tab-stop style:position="29.109cm" style:leader-style="solid" style:leader-text="_"/>
        </style:tab-stops>
      </style:paragraph-properties>
      <style:text-properties style:font-name="Arial" fo:font-family="Arial" style:font-family-generic="roman" style:font-pitch="variable" fo:font-size="16pt"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5645E4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3:23:29.372000000</meta:creation-date>
    <dc:date>2015-06-08T12:47:14.826014695</dc:date>
    <meta:editing-duration>P1DT1H51M49S</meta:editing-duration>
    <meta:editing-cycles>13</meta:editing-cycles>
    <meta:generator>LibreOffice/4.2.8.2$Linux_X86_64 LibreOffice_project/420m0$Build-2</meta:generator>
    <meta:document-statistic meta:object-count="81"/>
  </office:meta>
</office:document-meta>
</file>